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7" office:value-type="float" office:value="5571000">
            <text:p>5,571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9235000">
            <text:p>69,23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6056000">
            <text:p>116,05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482">
            <text:p>2482</text:p>
          </table:table-cell>
          <table:table-cell office:value-type="string">
            <text:p>D</text:p>
          </table:table-cell>
          <table:table-cell office:value-type="string">
            <text:p>T Van Riemsdyk</text:p>
          </table:table-cell>
          <table:table-cell office:value-type="float" office:value="825000">
            <text:p>8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2457000">
            <text:p>62,457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D</text:p>
          </table:table-cell>
          <table:table-cell office:value-type="string">
            <text:p>T Van Riemsdyk</text:p>
          </table:table-cell>
          <table:table-cell office:value-type="float" office:value="825000">
            <text:p>8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692000">
            <text:p>108,69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1722000">
            <text:p>51,72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2754000">
            <text:p>42,75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648000">
            <text:p>87,648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3096000">
            <text:p>63,096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271000">
            <text:p>99,271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4881000">
            <text:p>54,88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572">
            <text:p>157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Larsson</text:p>
          </table:table-cell>
          <table:table-cell table:style-name="Default" office:value-type="float" office:value="4167000">
            <text:p>4167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30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860000">
            <text:p>85,86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">
            <text:p>3750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7" office:value-type="float" office:value="4875000">
            <text:p>4,875,000.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5950000">
            <text:p>45,95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10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6137000">
            <text:p>96,137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6">
            <text:p>16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2016-10-17</text:date>, <text:time>22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0-17T22:09:25</dc:date>
    <meta:editing-duration>P213DT5H16M53S</meta:editing-duration>
    <meta:editing-cycles>452</meta:editing-cycles>
    <dc:creator>Ben Miller</dc:creator>
    <meta:document-statistic meta:table-count="11" meta:cell-count="2525" meta:object-count="0"/>
    <meta:user-defined meta:name=""/>
  </office:meta>
</office:document-meta>
</file>